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itle">
      <style:paragraph-properties fo:margin-top="0in" fo:margin-bottom="0.0417in" loext:contextual-spacing="false"/>
    </style:style>
    <style:style style:name="P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laltnx5hsbuk"/><text:span text:style-name="T1">e</text:span></text:p>
      <text:p text:style-name="P2"><text:bookmark text:name="_ymeog4utmkzf"/><text:span text:style-name="T1"><office:annotation office:name="__Annotation__10_150917054"><dc:creator>Jarrad Hope</dc:creator><dc:date>2018-02-10T10:34:55</dc:date><text:p><text:span text:style-name="T2">TODO</text:span></text:p></office:annotation></text:span><text:span text:style-name="T1">Contents</text:span><office:annotation-end office:name="__Annotation__10_15091705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9" meta:non-whitespace-character-count="9"/>
    <meta:generator>LibreOfficeDev/5.1.0.3$Linux_X86_64 LibreOffice_project/</meta:generator>
  </office:meta>
</office:document-meta>
</file>